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 Neue" svg:font-family="'Helvetica Neue', 'Neue Helvetica', Arial, sans-serif"/>
    <style:font-face style:name="Lohit Devanagari1" svg:font-family="'Lohit Devanagari'"/>
    <style:font-face style:name="menlo" svg:font-family="menlo, monaco, 'Courier New', Courier, mono, serif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text-properties officeooo:rsid="0008373d" officeooo:paragraph-rsid="0008373d"/>
    </style:style>
    <style:style style:name="P4" style:family="paragraph" style:parent-style-name="Standard">
      <style:paragraph-properties fo:line-height="150%"/>
      <style:text-properties officeooo:rsid="0008373d" officeooo:paragraph-rsid="0008373d"/>
    </style:style>
    <style:style style:name="P5" style:family="paragraph" style:parent-style-name="Standard">
      <style:paragraph-properties fo:line-height="150%"/>
      <style:text-properties officeooo:rsid="00084197" officeooo:paragraph-rsid="00084197"/>
    </style:style>
    <style:style style:name="P6" style:family="paragraph" style:parent-style-name="Standard">
      <style:paragraph-properties fo:line-height="150%"/>
      <style:text-properties officeooo:rsid="0008a827" officeooo:paragraph-rsid="0008a827"/>
    </style:style>
    <style:style style:name="P7" style:family="paragraph" style:parent-style-name="Standard">
      <style:paragraph-properties fo:line-height="150%"/>
      <style:text-properties officeooo:rsid="000b05e0" officeooo:paragraph-rsid="000b05e0"/>
    </style:style>
    <style:style style:name="P8" style:family="paragraph" style:parent-style-name="Standard">
      <style:paragraph-properties fo:line-height="150%"/>
      <style:text-properties officeooo:rsid="000c71cf" officeooo:paragraph-rsid="000c71cf"/>
    </style:style>
    <style:style style:name="P9" style:family="paragraph" style:parent-style-name="Standard">
      <style:paragraph-properties fo:line-height="150%"/>
      <style:text-properties officeooo:rsid="000e7307" officeooo:paragraph-rsid="000e7307"/>
    </style:style>
    <style:style style:name="P10" style:family="paragraph" style:parent-style-name="Standard">
      <style:paragraph-properties fo:line-height="150%"/>
      <style:text-properties officeooo:rsid="001025c2" officeooo:paragraph-rsid="001025c2"/>
    </style:style>
    <style:style style:name="P11" style:family="paragraph" style:parent-style-name="Standard" style:list-style-name="L1">
      <style:paragraph-properties fo:line-height="150%"/>
    </style:style>
    <style:style style:name="P12" style:family="paragraph" style:parent-style-name="Standard">
      <style:text-properties fo:font-variant="normal" fo:text-transform="none" fo:color="#222222" style:font-name="Helvetica Neue" fo:font-size="10.5pt" fo:letter-spacing="normal" fo:font-style="normal" fo:font-weight="bold" style:font-weight-asian="bold" style:font-weight-complex="bold"/>
    </style:style>
    <style:style style:name="P13" style:family="paragraph" style:parent-style-name="Standard">
      <style:paragraph-properties fo:line-height="150%"/>
      <style:text-properties fo:font-variant="normal" fo:text-transform="none" fo:color="#222222" style:font-name="Helvetica Neue" fo:font-size="10.5pt" fo:letter-spacing="normal" fo:font-style="normal" fo:font-weight="bold" style:font-weight-asian="bold" style:font-weight-complex="bold"/>
    </style:style>
    <style:style style:name="P14" style:family="paragraph" style:parent-style-name="Standard">
      <style:text-properties fo:color="#222222" style:font-name="Helvetica Neue" fo:font-size="10.5pt" fo:font-weight="bold" style:font-weight-asian="bold" style:font-weight-complex="bold"/>
    </style:style>
    <style:style style:name="P15" style:family="paragraph" style:parent-style-name="Standard">
      <style:text-properties officeooo:rsid="0008373d" officeooo:paragraph-rsid="0008373d"/>
    </style:style>
    <style:style style:name="P16" style:family="paragraph" style:parent-style-name="Standard">
      <style:text-properties officeooo:rsid="0013acc3" officeooo:paragraph-rsid="0013acc3"/>
    </style:style>
    <style:style style:name="P17" style:family="paragraph" style:parent-style-name="Standard">
      <style:paragraph-properties fo:line-height="150%"/>
      <style:text-properties officeooo:rsid="00084197" officeooo:paragraph-rsid="00084197"/>
    </style:style>
    <style:style style:name="P18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 style:list-style-name="L1">
      <style:paragraph-properties fo:line-height="100%"/>
      <style:text-properties fo:font-weight="bold" style:font-weight-asian="bold" style:font-weight-complex="bold"/>
    </style:style>
    <style:style style:name="P21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2" style:family="paragraph" style:parent-style-name="Standard" style:list-style-name="L1">
      <style:paragraph-properties fo:line-height="150%"/>
      <style:text-properties fo:font-weight="bold" style:font-weight-asian="bold" style:font-weight-complex="bold"/>
    </style:style>
    <style:style style:name="P23" style:family="paragraph" style:parent-style-name="Standard" style:list-style-name="L4">
      <style:paragraph-properties fo:line-height="150%"/>
      <style:text-properties fo:font-weight="bold" officeooo:paragraph-rsid="0016cadb" style:font-weight-asian="bold" style:font-weight-complex="bold"/>
    </style:style>
    <style:style style:name="P24" style:family="paragraph" style:parent-style-name="Standard" style:list-style-name="L5">
      <style:paragraph-properties fo:line-height="150%" fo:text-align="start" style:justify-single-word="false"/>
      <style:text-properties fo:font-weight="bold" officeooo:paragraph-rsid="0016cadb" style:font-weight-asian="bold" style:font-weight-complex="bold"/>
    </style:style>
    <style:style style:name="P25" style:family="paragraph" style:parent-style-name="Standard" style:list-style-name="L1">
      <style:text-properties fo:font-weight="bold" style:font-weight-asian="bold" style:font-weight-complex="bold"/>
    </style:style>
    <style:style style:name="P26" style:family="paragraph" style:parent-style-name="Standard">
      <style:paragraph-properties fo:line-height="150%"/>
      <style:text-properties fo:font-weight="bold" officeooo:rsid="00084197" officeooo:paragraph-rsid="00084197" style:font-weight-asian="bold" style:font-weight-complex="bold"/>
    </style:style>
    <style:style style:name="P27" style:family="paragraph" style:parent-style-name="Standard">
      <style:paragraph-properties fo:line-height="150%"/>
      <style:text-properties fo:font-weight="bold" officeooo:rsid="0008a827" officeooo:paragraph-rsid="0008a827" style:font-weight-asian="bold" style:font-weight-complex="bold"/>
    </style:style>
    <style:style style:name="P28" style:family="paragraph" style:parent-style-name="Standard">
      <style:paragraph-properties fo:line-height="150%"/>
      <style:text-properties fo:font-weight="bold" officeooo:rsid="0014f3e6" officeooo:paragraph-rsid="0014f3e6" style:font-weight-asian="bold" style:font-weight-complex="bold"/>
    </style:style>
    <style:style style:name="P29" style:family="paragraph" style:parent-style-name="Standard" style:list-style-name="L1">
      <style:paragraph-properties fo:line-height="150%"/>
      <style:text-properties fo:font-weight="bold" officeooo:rsid="0014f3e6" officeooo:paragraph-rsid="0014f3e6" style:font-weight-asian="bold" style:font-weight-complex="bold"/>
    </style:style>
    <style:style style:name="P30" style:family="paragraph" style:parent-style-name="Standard">
      <style:paragraph-properties fo:line-height="150%"/>
      <style:text-properties fo:font-weight="bold" officeooo:rsid="0016cadb" officeooo:paragraph-rsid="0016cadb" style:font-weight-asian="bold" style:font-weight-complex="bold"/>
    </style:style>
    <style:style style:name="P31" style:family="paragraph" style:parent-style-name="Standard" style:list-style-name="L5">
      <style:paragraph-properties fo:line-height="150%"/>
      <style:text-properties fo:font-weight="bold" officeooo:rsid="0016cadb" officeooo:paragraph-rsid="0016cadb" style:font-weight-asian="bold" style:font-weight-complex="bold"/>
    </style:style>
    <style:style style:name="P32" style:family="paragraph" style:parent-style-name="Standard" style:list-style-name="L4">
      <style:paragraph-properties fo:line-height="150%"/>
      <style:text-properties fo:font-weight="bold" officeooo:rsid="0016cadb" officeooo:paragraph-rsid="0016cadb" style:font-weight-asian="bold" style:font-weight-complex="bold"/>
    </style:style>
    <style:style style:name="P33" style:family="paragraph" style:parent-style-name="Standard">
      <style:paragraph-properties fo:line-height="150%"/>
      <style:text-properties fo:font-weight="bold" officeooo:rsid="0017e18c" officeooo:paragraph-rsid="0017e18c" style:font-weight-asian="bold" style:font-weight-complex="bold"/>
    </style:style>
    <style:style style:name="P34" style:family="paragraph" style:parent-style-name="Standard">
      <style:paragraph-properties fo:line-height="150%"/>
      <style:text-properties officeooo:rsid="0008a827" officeooo:paragraph-rsid="0008a827"/>
    </style:style>
    <style:style style:name="P35" style:family="paragraph" style:parent-style-name="Standard">
      <style:paragraph-properties fo:line-height="150%"/>
      <style:text-properties officeooo:rsid="0016cadb" officeooo:paragraph-rsid="0016cadb"/>
    </style:style>
    <style:style style:name="P36" style:family="paragraph" style:parent-style-name="Standard">
      <style:paragraph-properties fo:line-height="150%"/>
      <style:text-properties fo:font-weight="normal" officeooo:rsid="0017e18c" officeooo:paragraph-rsid="0017e18c" style:font-weight-asian="normal" style:font-weight-complex="normal"/>
    </style:style>
    <style:style style:name="P37" style:family="paragraph" style:parent-style-name="Standard">
      <style:paragraph-properties fo:line-height="150%"/>
      <style:text-properties officeooo:rsid="0017e18c" officeooo:paragraph-rsid="0017e18c"/>
    </style:style>
    <style:style style:name="P38" style:family="paragraph" style:parent-style-name="Preformatted_20_Text">
      <style:paragraph-properties fo:line-height="150%"/>
      <style:text-properties fo:font-variant="normal" fo:text-transform="none" fo:color="#000000" style:font-name="menlo" fo:font-size="9.75pt" fo:letter-spacing="normal" fo:font-style="normal" fo:font-weight="bold" style:font-weight-asian="bold" style:font-weight-complex="bold"/>
    </style:style>
    <style:style style:name="P39" style:family="paragraph" style:parent-style-name="Preformatted_20_Text">
      <style:paragraph-properties fo:line-height="150%"/>
      <style:text-properties fo:font-variant="normal" fo:text-transform="none" fo:color="#000000" style:font-name="menlo" fo:font-size="9.75pt" fo:letter-spacing="normal" fo:font-style="normal" fo:font-weight="bold" officeooo:rsid="001acb71" officeooo:paragraph-rsid="001acb71" style:font-weight-asian="bold" style:font-weight-complex="bold"/>
    </style:style>
    <style:style style:name="P40" style:family="paragraph" style:parent-style-name="Preformatted_20_Text">
      <style:paragraph-properties fo:line-height="150%"/>
      <style:text-properties fo:font-variant="normal" fo:text-transform="none" fo:color="#000000" style:font-name="menlo" fo:font-size="9.75pt" fo:letter-spacing="normal" fo:font-style="normal" fo:font-weight="normal" officeooo:rsid="001acb71" officeooo:paragraph-rsid="001acb7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22222" style:font-name="Helvetica Neue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menlo" fo:font-size="9.75pt" fo:letter-spacing="normal" fo:font-style="normal" fo:font-weight="bold" fo:background-color="#eeeeee" loext:char-shading-value="0" style:font-weight-asian="bold" style:font-weight-complex="bold"/>
    </style:style>
    <style:style style:name="T5" style:family="text">
      <style:text-properties fo:color="#222222" style:font-name="Helvetica Neue" fo:font-size="10.5pt"/>
    </style:style>
    <style:style style:name="T6" style:family="text">
      <style:text-properties fo:color="#222222" style:font-name="Helvetica Neue" fo:font-size="10.5pt" officeooo:rsid="00119960"/>
    </style:style>
    <style:style style:name="T7" style:family="text">
      <style:text-properties fo:color="#222222" style:font-name="Helvetica Neue" fo:font-size="10.5pt" fo:font-weight="bold" style:font-weight-asian="bold" style:font-weight-complex="bold"/>
    </style:style>
    <style:style style:name="T8" style:family="text">
      <style:text-properties style:font-name="menlo" fo:font-size="9.75pt" fo:font-style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officeooo:rsid="0016cadb"/>
    </style:style>
    <style:style style:name="T12" style:family="text">
      <style:text-properties officeooo:rsid="001734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ssignment 4</text:p>
      <text:p text:style-name="P1"/>
      <text:p text:style-name="Standard"><text:span text:style-name="T1">Problem statement</text:span>: Execute following DDL commands</text:p>
      <text:p text:style-name="Standard"/>
      <text:p text:style-name="P19"/>
      <text:list xml:id="list8517626782836668742" text:style-name="L1">
        <text:list-item>
          <text:p text:style-name="P20">Create table emp (empno, ename, address, phno, post, salary)</text:p>
          <text:p text:style-name="P22">apply following constraints</text:p>
          <text:p text:style-name="P20">empno – primary key</text:p>
          <text:p text:style-name="P20">ename – not null</text:p>
          <text:p text:style-name="P25">address – default value = Pune</text:p>
          <text:p text:style-name="P25">phno – unique for every employee</text:p>
          <text:p text:style-name="P25">salary – salary is greater than 0</text:p>
        </text:list-item>
      </text:list>
      <text:p text:style-name="Standard"/>
      <text:p text:style-name="P3">mysql&gt; create table emp( empno int not null primary key, ename varchar(50) not null, addr varchar(100) default 'Pune', phno int(10) not null, post varchar(20) not null, salary int check(salary&gt;0), constraint np unique(ename,phno)); </text:p>
      <text:p text:style-name="P3">Query OK, 0 rows affected (0.17 sec) </text:p>
      <text:p text:style-name="P3"/>
      <text:p text:style-name="P16"><text:s/>create table emp(empno int primary key,ename varchar(50) not null , addr varchar(20) not null default "Pune",phno int unique key,post varchar(40), sal int not null, <text:span text:style-name="T9">constraint sal_chk check(sal&gt;0)</text:span>);</text:p>
      <text:p text:style-name="P3"/>
      <text:p text:style-name="P3">mysql&gt; describe emp </text:p>
      <text:p text:style-name="P3"><text:s text:c="4"/>-&gt; ; </text:p>
      <text:p text:style-name="P3">+--------+--------------+------+-----+---------+-------+ </text:p>
      <text:p text:style-name="P3">| Field <text:s/>| Type <text:s text:c="8"/>| Null | Key | Default | Extra | </text:p>
      <text:p text:style-name="P3">+--------+--------------+------+-----+---------+-------+ </text:p>
      <text:p text:style-name="P3">| empno <text:s/>| int(11) <text:s text:c="5"/>| NO <text:s text:c="2"/>| PRI | NULL <text:s text:c="3"/>| <text:s text:c="6"/>| </text:p>
      <text:p text:style-name="P3">| ename <text:s/>| varchar(50) <text:s/>| NO <text:s text:c="2"/>| MUL | NULL <text:s text:c="3"/>| <text:s text:c="6"/>| </text:p>
      <text:p text:style-name="P3">| addr <text:s text:c="2"/>| varchar(100) | YES <text:s/>| <text:s text:c="4"/>| Pune <text:s text:c="3"/>| <text:s text:c="6"/>| </text:p>
      <text:p text:style-name="P3">| phno <text:s text:c="2"/>| int(10) <text:s text:c="5"/>| NO <text:s text:c="2"/>| <text:s text:c="4"/>| NULL <text:s text:c="3"/>| <text:s text:c="6"/>| </text:p>
      <text:p text:style-name="P3">| post <text:s text:c="2"/>| varchar(20) <text:s/>| NO <text:s text:c="2"/>| <text:s text:c="4"/>| NULL <text:s text:c="3"/>| <text:s text:c="6"/>| </text:p>
      <text:p text:style-name="P3">| salary | int(11) <text:s text:c="5"/>| YES <text:s/>| <text:s text:c="4"/>| NULL <text:s text:c="3"/>| <text:s text:c="6"/>| </text:p>
      <text:p text:style-name="P3">+--------+--------------+------+-----+---------+-------+ </text:p>
      <text:p text:style-name="P3">6 rows in set (0.00 sec) </text:p>
      <text:p text:style-name="P3"/>
      <text:p text:style-name="P3">mysql&gt; select * from information_schema.table_constraints; </text:p>
      <text:p text:style-name="P3">+--------------------+-------------------+-----------------+--------------+------------+-----------------+ </text:p>
      <text:p text:style-name="P3">| CONSTRAINT_CATALOG | CONSTRAINT_SCHEMA | CONSTRAINT_NAME | TABLE_SCHEMA | TABLE_NAME | CONSTRAINT_TYPE | </text:p>
      <text:p text:style-name="P3">+--------------------+-------------------+-----------------+--------------+------------+-----------------+ </text:p>
      <text:p text:style-name="P3">| def <text:s text:c="15"/>| b76 <text:s text:c="14"/>| PRIMARY <text:s text:c="8"/>| b76 <text:s text:c="9"/>| books <text:s text:c="5"/>| PRIMARY KEY <text:s text:c="4"/>| </text:p>
      <text:p text:style-name="P3">| def <text:s text:c="15"/>| b76 <text:s text:c="14"/>| books_ibfk_1 <text:s text:c="3"/>| b76 <text:s text:c="9"/>| books <text:s text:c="5"/>| FOREIGN KEY <text:s text:c="4"/>| </text:p>
      <text:p text:style-name="P3">| def <text:s text:c="15"/>| b76 <text:s text:c="14"/>| PRIMARY <text:s text:c="8"/>| b76 <text:s text:c="9"/>| emp <text:s text:c="7"/>| PRIMARY KEY <text:s text:c="4"/>| </text:p>
      <text:p text:style-name="P3">| def <text:s text:c="15"/>| b76 <text:s text:c="14"/>| np <text:s text:c="13"/>| b76 <text:s text:c="9"/>| emp <text:s text:c="7"/>| UNIQUE <text:s text:c="9"/>| </text:p>
      <text:p text:style-name="P3">| def <text:s text:c="15"/>| b76 <text:s text:c="14"/>| PRIMARY <text:s text:c="8"/>| b76 <text:s text:c="9"/>| issue <text:s text:c="5"/>| PRIMARY KEY <text:s text:c="4"/>| </text:p>
      <text:p text:style-name="P3">| def <text:s text:c="15"/>| b76 <text:s text:c="14"/>| issue_ibfk_1 <text:s text:c="3"/>| b76 <text:s text:c="9"/>| issue <text:s text:c="5"/>| FOREIGN KEY <text:s text:c="4"/>| </text:p>
      <text:p text:style-name="P3">| def <text:s text:c="15"/>| b76 <text:s text:c="14"/>| issue_ibfk_2 <text:s text:c="3"/>| b76 <text:s text:c="9"/>| issue <text:s text:c="5"/>| FOREIGN KEY <text:s text:c="4"/>| </text:p>
      <text:p text:style-name="P3">| def <text:s text:c="15"/>| b76 <text:s text:c="14"/>| PRIMARY <text:s text:c="8"/>| b76 <text:s text:c="9"/>| members <text:s text:c="3"/>| PRIMARY KEY <text:s text:c="4"/>| </text:p>
      <text:p text:style-name="P3">| def <text:s text:c="15"/>| b76 <text:s text:c="14"/>| PRIMARY <text:s text:c="8"/>| b76 <text:s text:c="9"/>| staff <text:s text:c="5"/>| PRIMARY KEY <text:s text:c="4"/>| </text:p>
      <text:p text:style-name="P3">+--------------------+-------------------+-----------------+--------------+------------+-----------------+ </text:p>
      <text:p text:style-name="P3">9 rows in set (0.01 sec) </text:p>
      <text:p text:style-name="P19"/>
      <text:list xml:id="list144604875572142" text:continue-numbering="true" text:style-name="L1">
        <text:list-item>
          <text:p text:style-name="P22">Write insert commands to check each of the above constraints</text:p>
        </text:list-item>
      </text:list>
      <text:p text:style-name="P21"/>
      <text:p text:style-name="P4">mysql&gt; insert into emp values (1,null,null,1234567890,"Teacher",60000); </text:p>
      <text:p text:style-name="P4">ERROR 1048 (23000): Column 'ename' cannot be null </text:p>
      <text:p text:style-name="P4">mysql&gt; insert into emp values (1,"Manci",null,1234567890,"Teacher",60000); </text:p>
      <text:p text:style-name="P4">ERROR 1062 (23000): Duplicate entry '1' for key 'PRIMARY' </text:p>
      <text:p text:style-name="P4">mysql&gt; insert into emp values (3,"Manci","Pune",234567892,"Teacher",60000); </text:p>
      <text:p text:style-name="P4">ERROR 1062 (23000): Duplicate entry 'Manci-234567892' for key 'np' </text:p>
      <text:p text:style-name="P5">mysql&gt; insert into emp(empno,ename,phno,post,salary) values (6,"Harika",234578921,"Teaching Assistant",100); </text:p>
      <text:p text:style-name="P5">Query OK, 1 row affected (0.02 sec) </text:p>
      <text:p text:style-name="P5"/>
      <text:p text:style-name="P5">mysql&gt; select * from emp; </text:p>
      <text:p text:style-name="P5">+-------+--------+------+------------+--------------------+--------+ </text:p>
      <text:p text:style-name="P5">| empno | ename <text:s/>| addr | phno <text:s text:c="6"/>| post <text:s text:c="14"/>| salary | </text:p>
      <text:p text:style-name="P5">+-------+--------+------+------------+--------------------+--------+ </text:p>
      <text:p text:style-name="P5">| <text:s text:c="4"/>1 | <text:s text:c="7"/>| <text:s text:c="5"/>| 1234567890 | Teacher <text:s text:c="11"/>| <text:s/>60000 | </text:p>
      <text:p text:style-name="P5">| <text:s text:c="4"/>2 | Manci <text:s/>| NULL | <text:s/>234567892 | Teacher <text:s text:c="11"/>| <text:s/>60000 | </text:p>
      <text:p text:style-name="P5">| <text:s text:c="4"/>3 | Asmita | Pune | <text:s/>234567892 | Teacher <text:s text:c="11"/>| <text:s/>60000 | </text:p>
      <text:p text:style-name="P5">| <text:s text:c="4"/>4 | Hari <text:s text:c="2"/>| Pune | <text:s/>234567892 | Teaching Assistant | <text:s text:c="5"/>0 | </text:p>
      <text:p text:style-name="P5">| <text:s text:c="4"/>6 | Harika | Pune | <text:s/>234578921 | Teaching Assistant | <text:s text:c="3"/>100 | </text:p>
      <text:p text:style-name="P5">+-------+--------+------+------------+--------------------+--------+ </text:p>
      <text:p text:style-name="P5">5 rows in set (0.00 sec) </text:p>
      <text:p text:style-name="P5"/>
      <text:p text:style-name="P4">// check constraint do again</text:p>
      <text:p text:style-name="P4"/>
      <text:list xml:id="list144605186939870" text:continue-numbering="true" text:style-name="L1">
        <text:list-item>
          <text:p text:style-name="P11">Create table student (RollNo, Sname, class, dept) and <text:span text:style-name="T10">create an auto generated sequence RollNo</text:span></text:p>
        </text:list-item>
      </text:list>
      <text:p text:style-name="P5"/>
      <text:p text:style-name="P5">mysql&gt; create table student (RollNo int, Sname varchar(50), class varchar(10), dept varchar(50)); </text:p>
      <text:p text:style-name="P5">Query OK, 0 rows affected (0.15 sec) </text:p>
      <text:p text:style-name="P5"/>
      <text:p text:style-name="P5">mysql&gt; alter table student modify RollNo int(11) <text:span text:style-name="T9">auto_increment </text:span>primary key; </text:p>
      <text:p text:style-name="P5">Query OK, 0 rows affected (0.52 sec) </text:p>
      <text:p text:style-name="P5">Records: 0 <text:s/>Duplicates: 0 <text:s/>Warnings: 0 </text:p>
      <text:p text:style-name="P5"/>
      <text:p text:style-name="P5">mysql&gt; describe emp; </text:p>
      <text:p text:style-name="P5">+--------+--------------+------+-----+---------+-------+ </text:p>
      <text:p text:style-name="P5">| Field <text:s/>| Type <text:s text:c="8"/>| Null | Key | Default | Extra | </text:p>
      <text:p text:style-name="P5">+--------+--------------+------+-----+---------+-------+ </text:p>
      <text:p text:style-name="P5">| empno <text:s/>| int(11) <text:s text:c="5"/>| NO <text:s text:c="2"/>| PRI | NULL <text:s text:c="3"/>| <text:s text:c="6"/>| </text:p>
      <text:p text:style-name="P5">| ename <text:s/>| varchar(50) <text:s/>| NO <text:s text:c="2"/>| MUL | NULL <text:s text:c="3"/>| <text:s text:c="6"/>| </text:p>
      <text:p text:style-name="P5">| addr <text:s text:c="2"/>| varchar(100) | YES <text:s/>| <text:s text:c="4"/>| Pune <text:s text:c="3"/>| <text:s text:c="6"/>| </text:p>
      <text:p text:style-name="P5">| phno <text:s text:c="2"/>| int(10) <text:s text:c="5"/>| NO <text:s text:c="2"/>| <text:s text:c="4"/>| NULL <text:s text:c="3"/>| <text:s text:c="6"/>| </text:p>
      <text:p text:style-name="P5">| post <text:s text:c="2"/>| varchar(20) <text:s/>| NO <text:s text:c="2"/>| <text:s text:c="4"/>| NULL <text:s text:c="3"/>| <text:s text:c="6"/>| </text:p>
      <text:p text:style-name="P5">| salary | int(11) <text:s text:c="5"/>| YES <text:s/>| <text:s text:c="4"/>| NULL <text:s text:c="3"/>| <text:s text:c="6"/>| </text:p>
      <text:p text:style-name="P5">+--------+--------------+------+-----+---------+-------+ </text:p>
      <text:p text:style-name="P5">6 rows in set (0.00 sec) </text:p>
      <text:p text:style-name="P5"/>
      <text:p text:style-name="P5">mysql&gt; insert into student(Sname,class,dept) values ("Asmita","A","Computer"); </text:p>
      <text:p text:style-name="P5">Query OK, 1 row affected (0.01 sec) </text:p>
      <text:p text:style-name="P5"/>
      <text:p text:style-name="P5">mysql&gt; insert into student(Sname,class,dept) values ("Shivani","A","Computer"); </text:p>
      <text:p text:style-name="P5">Query OK, 1 row affected (0.02 sec) </text:p>
      <text:p text:style-name="P5"/>
      <text:p text:style-name="P5">mysql&gt; insert into student(Sname,class,dept) values ("Pooja","B","Computer"); </text:p>
      <text:p text:style-name="P5">Query OK, 1 row affected (0.02 sec) </text:p>
      <text:p text:style-name="P5"/>
      <text:p text:style-name="P5">mysql&gt; insert into student(Sname,class,dept) values ("Trupti","C","Computer"); </text:p>
      <text:p text:style-name="P5">Query OK, 1 row affected (0.02 sec) </text:p>
      <text:p text:style-name="P5"/>
      <text:p text:style-name="P5">mysql&gt; insert into student(Sname,class,dept) values ("Shubhangi","C","Computer"); </text:p>
      <text:p text:style-name="P5">Query OK, 1 row affected (0.02 sec) </text:p>
      <text:p text:style-name="P5"/>
      <text:p text:style-name="P5">mysql&gt; select * from student; </text:p>
      <text:p text:style-name="P5">+--------+-----------+-------+----------+ </text:p>
      <text:p text:style-name="P5">| RollNo | Sname <text:s text:c="4"/>| class | dept <text:s text:c="4"/>| </text:p>
      <text:p text:style-name="P5">+--------+-----------+-------+----------+ </text:p>
      <text:p text:style-name="P5">| <text:s text:c="5"/>1 | Asmita <text:s text:c="3"/>| A <text:s text:c="4"/>| Computer | </text:p>
      <text:p text:style-name="P5">| <text:s text:c="5"/>2 | Shivani <text:s text:c="2"/>| A <text:s text:c="4"/>| Computer | </text:p>
      <text:p text:style-name="P5">| <text:s text:c="5"/>3 | Pooja <text:s text:c="4"/>| B <text:s text:c="4"/>| Computer | </text:p>
      <text:p text:style-name="P5">| <text:s text:c="5"/>4 | Trupti <text:s text:c="3"/>| C <text:s text:c="4"/>| Computer | </text:p>
      <text:p text:style-name="P5">| <text:s text:c="5"/>5 | Shubhangi | C <text:s text:c="4"/>| Computer | </text:p>
      <text:p text:style-name="P5">+--------+-----------+-------+----------+ </text:p>
      <text:p text:style-name="P5">5 rows in set (0.00 sec) </text:p>
      <text:p text:style-name="P26"/>
      <text:list xml:id="list144604494866049" text:continue-numbering="true" text:style-name="L1">
        <text:list-item>
          <text:p text:style-name="P22">Create a view to access m_id,m_name,m_address,m_phno on members table.</text:p>
          <text:p text:style-name="P22"/>
        </text:list-item>
      </text:list>
      <text:p text:style-name="P6">mysql&gt; create view n_members(m_id,m_name,m_address,m_phno) as select m_id,m_name,m_add,m_ph from members; </text:p>
      <text:p text:style-name="P6">Query OK, 0 rows affected (0.02 sec) </text:p>
      <text:p text:style-name="P6">mysql&gt; select * from <text:s/>n_members; </text:p>
      <text:p text:style-name="P6">+-------+-----------+----------------------+--------+ </text:p>
      <text:p text:style-name="P6">| m_id <text:s/>| m_name <text:s text:c="3"/>| m_address <text:s text:c="11"/>| m_phno | </text:p>
      <text:p text:style-name="P6">+-------+-----------+----------------------+--------+ </text:p>
      <text:p text:style-name="P6">| <text:s text:c="4"/>1 | Tanisha <text:s text:c="2"/>| Pashan,Sus Road,Pune | <text:s text:c="4"/>11 | </text:p>
      <text:p text:style-name="P6">| <text:s text:c="4"/>2 | Asmita <text:s text:c="3"/>| Delhi <text:s text:c="15"/>| <text:s text:c="3"/>112 | </text:p>
      <text:p text:style-name="P6">| <text:s text:c="4"/>3 | Pooja <text:s text:c="4"/>| Delhi <text:s text:c="15"/>| <text:s text:c="3"/>111 | </text:p>
      <text:p text:style-name="P6">| <text:s text:c="4"/>4 | Shivani <text:s text:c="2"/>| Sinhagad Road,Pune <text:s text:c="2"/>| <text:s text:c="2"/>1234 | </text:p>
      <text:p text:style-name="P6">| <text:s text:c="4"/>5 | Shubhangi | NCL Road,Pune <text:s text:c="7"/>| <text:s text:c="2"/>5678 | </text:p>
      <text:p text:style-name="P6">| <text:s text:c="4"/>6 | Trupti <text:s text:c="3"/>| Pashan,Sus Road,Pune | <text:s text:c="2"/>1098 | </text:p>
      <text:p text:style-name="P6">| <text:s text:c="2"/>106 | Rathi <text:s text:c="4"/>| Kothrud, Pune <text:s text:c="7"/>| <text:s text:c="2"/>2908 | </text:p>
      <text:p text:style-name="P6">| 10007 | Rajan <text:s text:c="4"/>| Kothrud, Pune <text:s text:c="7"/>| <text:s text:c="2"/>2222 | </text:p>
      <text:p text:style-name="P6">+-------+-----------+----------------------+--------+ </text:p>
      <text:p text:style-name="P6">8 rows in set (0.00 sec) </text:p>
      <text:p text:style-name="P27"/>
      <text:list xml:id="list144606374511479" text:continue-numbering="true" text:style-name="L1">
        <text:list-item>
          <text:p text:style-name="P22">Insert a new record in the “Members” table through above view.</text:p>
          <text:p text:style-name="P22"/>
          <text:p text:style-name="P29">NOTE ERROR:</text:p>
        </text:list-item>
      </text:list>
      <text:p text:style-name="P28">mysql&gt; insert into blah values(7,"nik",1290);</text:p>
      <text:p text:style-name="P28">ERROR 1423 (HY000): Field of view 'practicals.blah' underlying table doesn't have a default value</text:p>
      <text:p text:style-name="P28"/>
      <text:p text:style-name="P6">mysql&gt; select * from <text:s/>n_members; </text:p>
      <text:p text:style-name="P6">+-------+-----------+----------------------+--------+ </text:p>
      <text:p text:style-name="P6">| m_id <text:s/>| m_name <text:s text:c="3"/>| m_address <text:s text:c="11"/>| m_phno | </text:p>
      <text:p text:style-name="P6">+-------+-----------+----------------------+--------+ </text:p>
      <text:p text:style-name="P6">| <text:s text:c="4"/>1 | Tanisha <text:s text:c="2"/>| Pashan,Sus Road,Pune | <text:s text:c="4"/>11 | </text:p>
      <text:p text:style-name="P6">| <text:s text:c="4"/>2 | Asmita <text:s text:c="3"/>| Delhi <text:s text:c="15"/>| <text:s text:c="3"/>112 | </text:p>
      <text:p text:style-name="P6">| <text:s text:c="4"/>3 | Pooja <text:s text:c="4"/>| Delhi <text:s text:c="15"/>| <text:s text:c="3"/>111 | </text:p>
      <text:p text:style-name="P6">| <text:s text:c="4"/>4 | Shivani <text:s text:c="2"/>| Sinhagad Road,Pune <text:s text:c="2"/>| <text:s text:c="2"/>1234 | </text:p>
      <text:p text:style-name="P6">| <text:s text:c="4"/>5 | Shubhangi | NCL Road,Pune <text:s text:c="7"/>| <text:s text:c="2"/>5678 | </text:p>
      <text:p text:style-name="P6">| <text:s text:c="4"/>6 | Trupti <text:s text:c="3"/>| Pashan,Sus Road,Pune | <text:s text:c="2"/>1098 | </text:p>
      <text:p text:style-name="P6">| <text:s text:c="2"/>106 | Rathi <text:s text:c="4"/>| Kothrud, Pune <text:s text:c="7"/>| <text:s text:c="2"/>2908 | </text:p>
      <text:p text:style-name="P6">| 10007 | Rajan <text:s text:c="4"/>| Kothrud, Pune <text:s text:c="7"/>| <text:s text:c="2"/>2222 | </text:p>
      <text:p text:style-name="P6">+-------+-----------+----------------------+--------+ </text:p>
      <text:p text:style-name="P6">8 rows in set (0.00 sec) </text:p>
      <text:p text:style-name="P6"><text:span text:style-name="T1"/></text:p>
      <text:list xml:id="list144606321439886" text:continue-numbering="true" text:style-name="L1">
        <text:list-item>
          <text:p text:style-name="P22">Delete record of member with id 111 from memberview.</text:p>
        </text:list-item>
      </text:list>
      <text:p text:style-name="P6">mysql&gt; delete from n_members where m_id=106; </text:p>
      <text:p text:style-name="P6">Query OK, 1 row affected (0.04 sec) </text:p>
      <text:p text:style-name="P6"/>
      <text:p text:style-name="P6">mysql&gt; select * from <text:s/>members; </text:p>
      <text:p text:style-name="P6">+-------+-----------+----------------------+--------+ </text:p>
      <text:p text:style-name="P6">| m_id <text:s/>| m_name <text:s text:c="3"/>| m_add <text:s text:c="15"/>| m_ph <text:s text:c="2"/>| </text:p>
      <text:p text:style-name="P6">+-------+-----------+----------------------+--------+ </text:p>
      <text:p text:style-name="P6">| <text:s text:c="4"/>1 | Tanisha <text:s text:c="2"/>| Pashan,Sus Road,Pune | <text:s text:c="4"/>11 | </text:p>
      <text:p text:style-name="P6">| <text:s text:c="4"/>2 | Asmita <text:s text:c="3"/>| Delhi <text:s text:c="15"/>| <text:s text:c="3"/>112 | </text:p>
      <text:p text:style-name="P6">| <text:s text:c="4"/>3 | Pooja <text:s text:c="4"/>| Delhi <text:s text:c="15"/>| <text:s text:c="3"/>111 | </text:p>
      <text:p text:style-name="P6">| <text:s text:c="4"/>4 | Shivani <text:s text:c="2"/>| Sinhagad Road,Pune <text:s text:c="2"/>| <text:s text:c="2"/>1234 | </text:p>
      <text:p text:style-name="P6">| <text:s text:c="4"/>5 | Shubhangi | NCL Road,Pune <text:s text:c="7"/>| <text:s text:c="2"/>5678 | </text:p>
      <text:p text:style-name="P6">| <text:s text:c="4"/>6 | Trupti <text:s text:c="3"/>| Pashan,Sus Road,Pune | <text:s text:c="2"/>1098 | </text:p>
      <text:p text:style-name="P6">| <text:s text:c="2"/>123 | Manci <text:s text:c="4"/>| Kothrud <text:s text:c="13"/>| 123456 | </text:p>
      <text:p text:style-name="P6">| 10007 | Rajan <text:s text:c="4"/>| Kothrud, Pune <text:s text:c="7"/>| <text:s text:c="2"/>2222 | </text:p>
      <text:p text:style-name="P6">+-------+-----------+----------------------+--------+ </text:p>
      <text:p text:style-name="P6">8 rows in set (0.00 sec) </text:p>
      <text:p text:style-name="P6"/>
      <text:list xml:id="list144604867419983" text:continue-numbering="true" text:style-name="L1">
        <text:list-item>
          <text:p text:style-name="P11">Create a view named bookview to access m_name,book_id and bookpub.</text:p>
        </text:list-item>
      </text:list>
      <text:p text:style-name="P2"/>
      <text:p text:style-name="P6">mysql&gt; create view first(b_id,m_name,DOPub) as select books.b_id,members.m_name,books.DOPub from members,books where books.m_id=members.m_id; </text:p>
      <text:p text:style-name="P6">Query OK, 0 rows affected (0.01 sec) </text:p>
      <text:p text:style-name="P6"/>
      <text:p text:style-name="P6">mysql&gt; select * from first; </text:p>
      <text:p text:style-name="P6">+------+---------+------------+ </text:p>
      <text:p text:style-name="P6">| b_id | m_name <text:s/>| DOPub <text:s text:c="5"/>| </text:p>
      <text:p text:style-name="P6">+------+---------+------------+ </text:p>
      <text:p text:style-name="P6">| 1000 | Tanisha | 1990-12-12 | </text:p>
      <text:p text:style-name="P6">| 1001 | Asmita <text:s/>| 1990-12-12 | </text:p>
      <text:p text:style-name="P6">| 1002 | Asmita <text:s/>| 1908-01-14 | </text:p>
      <text:p text:style-name="P6">| 1003 | Asmita <text:s/>| 2000-11-22 | </text:p>
      <text:p text:style-name="P6">| 1004 | Trupti <text:s/>| 1898-07-11 | </text:p>
      <text:p text:style-name="P6">| 1005 | Shivani | 2005-08-23 | </text:p>
      <text:p text:style-name="P6">| 1201 | Tanisha | 1898-07-11 | </text:p>
      <text:p text:style-name="P6">+------+---------+------------+ </text:p>
      <text:p text:style-name="P6">7 rows in set (0.00 sec) </text:p>
      <text:p text:style-name="P35">mysql&gt; insert into memBook values("Karthik",2,"Scholastic");</text:p>
      <text:p text:style-name="P35">ERROR 1394 (HY000): Can not insert into join view 'practicals.memBook' without fields list</text:p>
      <text:p text:style-name="P30">Views <text:s/>are un-updatable if created using -</text:p>
      <text:list xml:id="list4846294860596286049" text:style-name="L4">
        <text:list-item>
          <text:p text:style-name="P23"><text:span text:style-name="T11">grouping opertions -</text:span></text:p>
        </text:list-item>
      </text:list>
      <text:list xml:id="list8118713276501565597" text:style-name="L5">
        <text:list-item>
          <text:p text:style-name="P24"><text:span text:style-name="T11"><text:tab/><text:tab/>aggregation<text:tab/></text:span></text:p>
        </text:list-item>
        <text:list-item>
          <text:p text:style-name="P31"><text:tab/><text:tab/>distinct</text:p>
        </text:list-item>
        <text:list-item>
          <text:p text:style-name="P31"><text:tab/><text:tab/>group by</text:p>
        </text:list-item>
      </text:list>
      <text:list xml:id="list144604282999098" text:continue-list="list4846294860596286049" text:style-name="L4">
        <text:list-item>
          <text:p text:style-name="P32">conditions – having or where</text:p>
        </text:list-item>
        <text:list-item>
          <text:p text:style-name="P32">unions and joins</text:p>
        </text:list-item>
        <text:list-item>
          <text:p text:style-name="P32">ref to non-updatable views</text:p>
        </text:list-item>
        <text:list-item>
          <text:p text:style-name="P32">ref to literal values <text:span text:style-name="T12">only</text:span></text:p>
        </text:list-item>
        <text:list-item>
          <text:p text:style-name="P32">multiple ref to one column in a table</text:p>
        </text:list-item>
      </text:list>
      <text:p text:style-name="P30"/>
      <text:p text:style-name="P33">mysql&gt; create view literls(id) as select 0 auto_increment;</text:p>
      <text:p text:style-name="P33">Query OK, 0 rows affected (0.04 sec)</text:p>
      <text:p text:style-name="P33"/>
      <text:p text:style-name="P33">example for point 8</text:p>
      <text:p text:style-name="P33">mysql&gt; create view literls(id) as select 0 auto_increment;</text:p>
      <text:p text:style-name="P36">mysql&gt; select * from literls;</text:p>
      <text:p text:style-name="P36">+----+</text:p>
      <text:p text:style-name="P36">| id |</text:p>
      <text:p text:style-name="P36">+----+</text:p>
      <text:p text:style-name="P36">| <text:s/>0 |</text:p>
      <text:p text:style-name="P36">+----+</text:p>
      <text:p text:style-name="P36">1 row in set (0.00 sec)</text:p>
      <text:p text:style-name="P36"/>
      <text:p text:style-name="P36">mysql&gt; insert into literls values();</text:p>
      <text:p text:style-name="P36">ERROR 1471 (HY000): The target table literls of the INSERT is not insertable-into</text:p>
      <text:p text:style-name="P36"/>
      <text:list xml:id="list144605684294656" text:continue-list="list144604867419983" text:style-name="L1">
        <text:list-item>
          <text:p text:style-name="P22">Write a select statement that returns just the first 5 rows from the bookview view</text:p>
        </text:list-item>
      </text:list>
      <text:p text:style-name="P6">mysql&gt; select * from first limit 5; </text:p>
      <text:p text:style-name="P6"/>
      <text:p text:style-name="P6">+------+---------+------------+ </text:p>
      <text:p text:style-name="P6">| b_id | m_name <text:s/>| DOPub <text:s text:c="5"/>| </text:p>
      <text:p text:style-name="P6">+------+---------+------------+ </text:p>
      <text:p text:style-name="P6">| 1000 | Tanisha | 1990-12-12 | </text:p>
      <text:p text:style-name="P6">| 1001 | Asmita <text:s/>| 1990-12-12 | </text:p>
      <text:p text:style-name="P6">| 1002 | Asmita <text:s/>| 1908-01-14 | </text:p>
      <text:p text:style-name="P6">| 1003 | Asmita <text:s/>| 2000-11-22 | </text:p>
      <text:p text:style-name="P6">| 1004 | Trupti <text:s/>| 1898-07-11 | </text:p>
      <text:p text:style-name="P6">+------+---------+------------+ </text:p>
      <text:p text:style-name="P6">5 rows in set (0.01 sec) </text:p>
      <text:p text:style-name="P6"/>
      <text:list xml:id="list144606337539808" text:continue-numbering="true" text:style-name="L1">
        <text:list-item>
          <text:p text:style-name="P22">Display bookname from bookview with Mc graw hill publications;</text:p>
        </text:list-item>
      </text:list>
      <text:p text:style-name="P8">mysql&gt; select b_name,Pub from books inner join seco on seco.b_id=books.b_id where Pub="Scholastic"; </text:p>
      <text:p text:style-name="P8">+---------------------+------------+ </text:p>
      <text:p text:style-name="P8">| b_name <text:s text:c="13"/>| Pub <text:s text:c="7"/>| </text:p>
      <text:p text:style-name="P8">+---------------------+------------+ </text:p>
      <text:p text:style-name="P8">| Harry Potter Series | Scholastic | </text:p>
      <text:p text:style-name="P8">| Wuthering Heights <text:s text:c="2"/>| Scholastic | </text:p>
      <text:p text:style-name="P8">| Jane Eyre <text:s text:c="10"/>| Scholastic | </text:p>
      <text:p text:style-name="P8">| Two States <text:s text:c="9"/>| Scholastic | </text:p>
      <text:p text:style-name="P8">+---------------------+------------+ </text:p>
      <text:p text:style-name="P8">4 rows in set (0.01 sec) </text:p>
      <text:list xml:id="list144606287247994" text:continue-numbering="true" text:style-name="L1">
        <text:list-item>
          <text:p text:style-name="P11">Change the name of any book from bookview</text:p>
        </text:list-item>
      </text:list>
      <text:p text:style-name="P37">mysql&gt; update books set bname="HP1" where bid=(select b_id from memBook);</text:p>
      <text:p text:style-name="P37">ERROR 1443 (HY000): The definition of table 'memBook' prevents operation UPDATE on table 'books'.</text:p>
      <text:p text:style-name="P37">mysql&gt; </text:p>
      <text:list xml:id="list144605323453478" text:continue-numbering="true" text:style-name="L1">
        <text:list-item>
          <text:p text:style-name="P11">Create a updatable view bookpubview on books table containing only Mc Graw publications</text:p>
          <text:p text:style-name="P11"/>
        </text:list-item>
      </text:list>
      <text:p text:style-name="P7">mysql&gt; create view updatable(b_id,m_name,Pub) as select books.b_id,members.m_name,books.b_pub from members,books where books.m_id=members.m_id and books.b_pub="Scholastic"; </text:p>
      <text:p text:style-name="P7">Query OK, 0 rows affected (0.02 sec) </text:p>
      <text:p text:style-name="P7"/>
      <text:p text:style-name="P7">mysql&gt; select * from updatable; </text:p>
      <text:p text:style-name="P7">+------+---------+------------+ </text:p>
      <text:p text:style-name="P7">| b_id | m_name <text:s/>| Pub <text:s text:c="7"/>| </text:p>
      <text:p text:style-name="P7">+------+---------+------------+ </text:p>
      <text:p text:style-name="P7">| 1000 | Tanisha | Scholastic | </text:p>
      <text:p text:style-name="P7">| 1001 | Asmita <text:s/>| Scholastic | </text:p>
      <text:p text:style-name="P7">| 1002 | Asmita <text:s/>| Scholastic | </text:p>
      <text:p text:style-name="P7">| 1003 | Asmita <text:s/>| Scholastic | </text:p>
      <text:p text:style-name="P7">+------+---------+------------+ </text:p>
      <text:p text:style-name="P7">4 rows in set (0.00 sec) </text:p>
      <text:list xml:id="list144606204308200" text:continue-numbering="true" text:style-name="L1">
        <text:list-item>
          <text:p text:style-name="P11">Increase the cost of all books of Mc graw publications by 500 from bookpubview </text:p>
        </text:list-item>
      </text:list>
      <text:p text:style-name="P10">mysql&gt; select * from n_members;</text:p>
      <text:p text:style-name="P10">+-------+-----------+----------------------+--------+</text:p>
      <text:p text:style-name="P10">| m_id <text:s/>| m_name <text:s text:c="3"/>| m_address <text:s text:c="11"/>| m_phno |</text:p>
      <text:p text:style-name="P10">+-------+-----------+----------------------+--------+</text:p>
      <text:p text:style-name="P10">| <text:s text:c="4"/>1 | Tanisha <text:s text:c="2"/>| Pashan,Sus Road,Pune | <text:s text:c="4"/>11 |</text:p>
      <text:p text:style-name="P10">| <text:s text:c="4"/>2 | Asmita <text:s text:c="3"/>| Delhi <text:s text:c="15"/>| <text:s text:c="3"/>112 |</text:p>
      <text:p text:style-name="P10">| <text:s text:c="4"/>3 | Pooja <text:s text:c="4"/>| Delhi <text:s text:c="15"/>| <text:s text:c="3"/>111 |</text:p>
      <text:p text:style-name="P10">| <text:s text:c="4"/>4 | Shivani <text:s text:c="2"/>| Sinhagad Road,Pune <text:s text:c="2"/>| <text:s text:c="2"/>1234 |</text:p>
      <text:p text:style-name="P10">| <text:s text:c="4"/>5 | Shubhangi | NCL Road,Pune <text:s text:c="7"/>| <text:s text:c="2"/>5678 |</text:p>
      <text:p text:style-name="P10">| <text:s text:c="4"/>6 | Trupti <text:s text:c="3"/>| Pashan,Sus Road,Pune | <text:s text:c="2"/>1098 |</text:p>
      <text:p text:style-name="P10">| <text:s text:c="2"/>123 | Manci <text:s text:c="4"/>| Kothrud <text:s text:c="13"/>| 123456 |</text:p>
      <text:p text:style-name="P10">| 10007 | Rajan <text:s text:c="4"/>| Kothrud, Pune <text:s text:c="7"/>| <text:s text:c="2"/>2222 |</text:p>
      <text:p text:style-name="P10">+-------+-----------+----------------------+--------+</text:p>
      <text:p text:style-name="P10">8 rows in set (0.00 sec)</text:p>
      <text:p text:style-name="P10"/>
      <text:p text:style-name="P10">mysql&gt; update n_members set m_phno=m_phno+10 where m_address="Kothrud,Pune";</text:p>
      <text:p text:style-name="P10">Query OK, 0 rows affected (0.01 sec)</text:p>
      <text:p text:style-name="P10">Rows matched: 0 <text:s/>Changed: 0 <text:s/>Warnings: 0</text:p>
      <text:p text:style-name="P10"/>
      <text:p text:style-name="P10">mysql&gt; select * from n_members;</text:p>
      <text:p text:style-name="P10">+-------+-----------+----------------------+--------+</text:p>
      <text:p text:style-name="P10">| m_id <text:s/>| m_name <text:s text:c="3"/>| m_address <text:s text:c="11"/>| m_phno |</text:p>
      <text:p text:style-name="P10">+-------+-----------+----------------------+--------+</text:p>
      <text:p text:style-name="P10">| <text:s text:c="4"/>1 | Tanisha <text:s text:c="2"/>| Pashan,Sus Road,Pune | <text:s text:c="4"/>11 |</text:p>
      <text:p text:style-name="P10">| <text:s text:c="4"/>2 | Asmita <text:s text:c="3"/>| Delhi <text:s text:c="15"/>| <text:s text:c="3"/>112 |</text:p>
      <text:p text:style-name="P10">| <text:s text:c="4"/>3 | Pooja <text:s text:c="4"/>| Delhi <text:s text:c="15"/>| <text:s text:c="3"/>111 |</text:p>
      <text:p text:style-name="P10">| <text:s text:c="4"/>4 | Shivani <text:s text:c="2"/>| Sinhagad Road,Pune <text:s text:c="2"/>| <text:s text:c="2"/>1234 |</text:p>
      <text:p text:style-name="P10">| <text:s text:c="4"/>5 | Shubhangi | NCL Road,Pune <text:s text:c="7"/>| <text:s text:c="2"/>5678 |</text:p>
      <text:p text:style-name="P10">| <text:s text:c="4"/>6 | Trupti <text:s text:c="3"/>| Pashan,Sus Road,Pune | <text:s text:c="2"/>1098 |</text:p>
      <text:p text:style-name="P10">| <text:s text:c="2"/>123 | Manci <text:s text:c="4"/>| Kothrud <text:s text:c="13"/>| 123456 |</text:p>
      <text:p text:style-name="P10">| 10007 | Rajan <text:s text:c="4"/>| Kothrud, Pune <text:s text:c="7"/>| <text:s text:c="2"/>2222 |</text:p>
      <text:p text:style-name="P10">+-------+-----------+----------------------+--------+</text:p>
      <text:p text:style-name="P10">8 rows in set (0.00 sec)</text:p>
      <text:p text:style-name="P10"/>
      <text:p text:style-name="P10">mysql&gt; </text:p>
      <text:list xml:id="list144605168934362" text:continue-numbering="true" text:style-name="L1">
        <text:list-item>
          <text:p text:style-name="P11">List all the views you have created in your database</text:p>
        </text:list-item>
      </text:list>
      <text:p text:style-name="P8">mysql&gt; <text:span text:style-name="T9">show full tables in b76 where table_type like "View"; </text:span></text:p>
      <text:p text:style-name="P8">+---------------+------------+ </text:p>
      <text:p text:style-name="P8">| Tables_in_b76 | Table_type | </text:p>
      <text:p text:style-name="P8">+---------------+------------+ </text:p>
      <text:p text:style-name="P8">| n_members <text:s text:c="4"/>| VIEW <text:s text:c="6"/>| </text:p>
      <text:p text:style-name="P8">| seco <text:s text:c="9"/>| VIEW <text:s text:c="6"/>| </text:p>
      <text:p text:style-name="P8">| second <text:s text:c="7"/>| VIEW <text:s text:c="6"/>| </text:p>
      <text:p text:style-name="P8">| updatable <text:s text:c="4"/>| VIEW <text:s text:c="6"/>| </text:p>
      <text:p text:style-name="P8">+---------------+------------+ </text:p>
      <text:p text:style-name="P8">4 rows in set (0.00 sec) </text:p>
      <text:p text:style-name="P8"/>
      <text:list xml:id="list144606156101701" text:continue-numbering="true" text:style-name="L1">
        <text:list-item>
          <text:p text:style-name="P11">Create suitable index on Books Table and note the performance improvement(profiling in mysql)</text:p>
        </text:list-item>
      </text:list>
      <text:p text:style-name="P9">mysql&gt; set profiling=1;</text:p>
      <text:p text:style-name="P9">Query OK, 0 rows affected, 1 warning (0.00 sec)</text:p>
      <text:p text:style-name="P9"/>
      <text:p text:style-name="P9">mysql&gt; show profile;</text:p>
      <text:p text:style-name="P9">+----------------+----------+</text:p>
      <text:p text:style-name="P9">| Status <text:s text:c="8"/>| Duration |</text:p>
      <text:p text:style-name="P9">+----------------+----------+</text:p>
      <text:p text:style-name="P9">| starting <text:s text:c="6"/>| 0.000026 |</text:p>
      <text:p text:style-name="P9">| Opening tables | 0.000011 |</text:p>
      <text:p text:style-name="P9">| query end <text:s text:c="5"/>| 0.000004 |</text:p>
      <text:p text:style-name="P9">| closing tables | 0.000003 |</text:p>
      <text:p text:style-name="P9">| freeing items <text:s/>| 0.000018 |</text:p>
      <text:p text:style-name="P9">| cleaning up <text:s text:c="3"/>| 0.000021 |</text:p>
      <text:p text:style-name="P9">+----------------+----------+</text:p>
      <text:p text:style-name="P9">6 rows in set, 1 warning (0.00 sec)</text:p>
      <text:p text:style-name="P9"/>
      <text:p text:style-name="P9">mysql&gt; create index firstInd on members (m_name);</text:p>
      <text:p text:style-name="P9">Query OK, 0 rows affected (0.15 sec)</text:p>
      <text:p text:style-name="P9">Records: 0 <text:s/>Duplicates: 0 <text:s/>Warnings: 0</text:p>
      <text:p text:style-name="P9"/>
      <text:p text:style-name="P9">mysql&gt; show profile;</text:p>
      <text:p text:style-name="P9">+--------------------------------+----------+</text:p>
      <text:p text:style-name="P9">| Status <text:s text:c="24"/>| Duration |</text:p>
      <text:p text:style-name="P9">+--------------------------------+----------+</text:p>
      <text:p text:style-name="P9">| starting <text:s text:c="22"/>| 0.000028 |</text:p>
      <text:p text:style-name="P9">| checking permissions <text:s text:c="10"/>| 0.000006 |</text:p>
      <text:p text:style-name="P9">| init <text:s text:c="26"/>| 0.000003 |</text:p>
      <text:p text:style-name="P9">| Opening tables <text:s text:c="16"/>| 0.000022 |</text:p>
      <text:p text:style-name="P9">| setup <text:s text:c="25"/>| 0.000019 |</text:p>
      <text:p text:style-name="P9">| creating table <text:s text:c="16"/>| 0.022147 |</text:p>
      <text:p text:style-name="P9">| After create <text:s text:c="18"/>| 0.000122 |</text:p>
      <text:p text:style-name="P9">| System lock <text:s text:c="19"/>| 0.000020 |</text:p>
      <text:p text:style-name="P9">| preparing for alter table <text:s text:c="5"/>| 0.059907 |</text:p>
      <text:p text:style-name="P9">| altering table <text:s text:c="16"/>| 0.001435 |</text:p>
      <text:p text:style-name="P9">| committing alter table to stor | 0.070946 |</text:p>
      <text:p text:style-name="P9">| end <text:s text:c="27"/>| 0.000008 |</text:p>
      <text:p text:style-name="P9">| query end <text:s text:c="21"/>| 0.000006 |</text:p>
      <text:p text:style-name="P9">| closing tables <text:s text:c="16"/>| 0.000005 |</text:p>
      <text:p text:style-name="P9">| freeing items <text:s text:c="17"/>| 0.000022 |</text:p>
      <text:p text:style-name="P9">| cleaning up <text:s text:c="19"/>| 0.000015 |</text:p>
      <text:p text:style-name="P9">+--------------------------------+----------+</text:p>
      <text:p text:style-name="P9">16 rows in set, 1 warning (0.00 sec)</text:p>
      <text:p text:style-name="P9"/>
      <text:list xml:id="list144605900949363" text:continue-numbering="true" text:style-name="L1">
        <text:list-item>
          <text:p text:style-name="P11">Drop view</text:p>
        </text:list-item>
      </text:list>
      <text:p text:style-name="P7">mysql&gt; drop view first; </text:p>
      <text:p text:style-name="P7">Query OK, 0 rows affected (0.00 sec) </text:p>
      <text:list xml:id="list144606447534326" text:continue-numbering="true" text:style-name="L1">
        <text:list-item>
          <text:p text:style-name="P11">Drop sequence</text:p>
        </text:list-item>
      </text:list>
      <text:p text:style-name="P2"><text:span text:style-name="T2">Use the </text:span><text:span text:style-name="Source_20_Text"><text:span text:style-name="T4">DROP</text:span></text:span><text:span text:style-name="T3"> </text:span><text:span text:style-name="Source_20_Text"><text:span text:style-name="T4">SEQUENCE</text:span></text:span><text:span text:style-name="T3"> </text:span><text:span text:style-name="T2">statement to remove a sequence from the database.</text:span></text:p>
      <text:p text:style-name="P13"/>
      <text:p text:style-name="P14">CREATE SEQUENCE customers_seq</text:p>
      <text:p text:style-name="P19"><text:s/><text:span text:style-name="T8">START WITH <text:s text:c="4"/>1000</text:span></text:p>
      <text:p text:style-name="P19"><text:s/><text:span text:style-name="T8">INCREMENT BY <text:s text:c="2"/>1</text:span></text:p>
      <text:p text:style-name="P19"><text:s/><text:span text:style-name="T8">NOCACHE</text:span></text:p>
      <text:p text:style-name="P19"><text:s/><text:span text:style-name="T8">NOCYCLE;</text:span></text:p>
      <text:p text:style-name="P12"/>
      <text:p text:style-name="P12"/>
      <text:p text:style-name="P38"><text:span text:style-name="T5">DROP SEQUENCE </text:span><text:span text:style-name="T6">user_name</text:span><text:span text:style-name="T5">.customers_seq; </text:span></text:p>
      <text:p text:style-name="P38"/>
      <text:p text:style-name="P38"/>
      <text:p text:style-name="P39"><text:span text:style-name="T5">TO SHOW INDEXING - </text:span></text:p>
      <text:p text:style-name="P39"><text:span text:style-name="T5"/></text:p>
      <text:p text:style-name="P39"><text:span text:style-name="T5">set global log_queries_not_using_indexes=1;</text:span></text:p>
      <text:p text:style-name="P40"><text:span text:style-name="T5">set global long_query_time=10;</text:span></text:p>
      <text:p text:style-name="P39"><text:span text:style-name="T5">show global variables like “slow_query_log_file”;</text:span></text:p>
      <text:p text:style-name="P40"><text:span text:style-name="T5">set global slow_query_log_file="/var/lib/mysql/tanishashrotriya-hp-pavilion-g6-notebook-pc-slow.log";</text:span></text:p>
      <text:p text:style-name="P40"><text:span text:style-name="T5">set global slow_query_log=1;</text:span></text:p>
      <text:p text:style-name="P40"><text:span text:style-name="T5"/></text:p>
      <text:p text:style-name="P39"><text:span text:style-name="T5">create index name on table(col1);</text:span></text:p>
      <text:p text:style-name="P40"><text:span text:style-name="T5">select * from table ;</text:span></text:p>
      <text:p text:style-name="P40"><text:span text:style-name="T5"># this query will be recorded as shown below</text:span></text:p>
      <text:p text:style-name="P40"><text:span text:style-name="T5"/></text:p>
      <text:p text:style-name="P40"><text:span text:style-name="T5">select * from table where col1=”some val”; </text:span></text:p>
      <text:p text:style-name="P40"><text:span text:style-name="T5"># this query won’t be recorded.</text:span></text:p>
      <text:p text:style-name="P40"><text:span text:style-name="T5"/></text:p>
      <text:p text:style-name="P40"><text:span text:style-name="T7">root@tanishashrotriya-hp-pavilion-g6-notebook-pc</text:span><text:span text:style-name="T5">:/home/tanishashrotriya# cat /var/lib/mysql/tanishashrotriya-hp-pavilion-g6-notebook-pc-slow.log</text:span></text:p>
      <text:p text:style-name="P40"><text:span text:style-name="T5"/></text:p>
      <text:p text:style-name="P40"><text:span text:style-name="T5">/usr/sbin/mysqld, Version: 5.7.19-0ubuntu0.16.04.1 ((Ubuntu)). started with:</text:span></text:p>
      <text:p text:style-name="P40"><text:span text:style-name="T5">Tcp port: 3306 <text:s/>Unix socket: /var/run/mysqld/mysqld.sock</text:span></text:p>
      <text:p text:style-name="P40"><text:span text:style-name="T5">Time <text:s text:c="16"/>Id Command <text:s text:c="3"/>Argument</text:span></text:p>
      <text:p text:style-name="P40"><text:span text:style-name="T5">/usr/sbin/mysqld, Version: 5.7.19-0ubuntu0.16.04.1 ((Ubuntu)). started with:</text:span></text:p>
      <text:p text:style-name="P40"><text:span text:style-name="T5">Tcp port: 3306 <text:s/>Unix socket: /var/run/mysqld/mysqld.sock</text:span></text:p>
      <text:p text:style-name="P40"><text:span text:style-name="T5">Time <text:s text:c="16"/>Id Command <text:s text:c="3"/>Argument</text:span></text:p>
      <text:p text:style-name="P40"><text:span text:style-name="T5"># Time: 2017-10-27T09:08:14.790459Z</text:span></text:p>
      <text:p text:style-name="P40"><text:span text:style-name="T5"># User@Host: root[root] @ localhost [] <text:s/>Id: <text:s text:c="4"/>8</text:span></text:p>
      <text:p text:style-name="P40"><text:span text:style-name="T5"># Query_time: 0.000329 <text:s/>Lock_time: 0.000133 Rows_sent: 6 <text:s/>Rows_examined: 6</text:span></text:p>
      <text:p text:style-name="P40"><text:span text:style-name="T5">use practicals;</text:span></text:p>
      <text:p text:style-name="P40"><text:span text:style-name="T5">SET timestamp=1509095294;</text:span></text:p>
      <text:p text:style-name="P40"><text:span text:style-name="T5">select * from emp;</text:span></text:p>
      <text:p text:style-name="P39"><text:span text:style-name="T5"># Time: 2017-10-27T09:09:22.942845Z</text:span></text:p>
      <text:p text:style-name="P39"><text:span text:style-name="T5"># User@Host: root[root] @ localhost [] <text:s/>Id: <text:s text:c="4"/>8</text:span></text:p>
      <text:p text:style-name="P39"><text:span text:style-name="T5"># Query_time: 0.000310 <text:s/>Lock_time: 0.000129 Rows_sent: 1 <text:s/>Rows_examined: 1</text:span></text:p>
      <text:p text:style-name="P39"><text:span text:style-name="T5">SET timestamp=1509095362;</text:span></text:p>
      <text:p text:style-name="P39"><text:span text:style-name="T5">select * from members;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 Neue" svg:font-family="'Helvetica Neue', 'Neue Helvetica', Arial, sans-serif"/>
    <style:font-face style:name="Lohit Devanagari1" svg:font-family="'Lohit Devanagari'"/>
    <style:font-face style:name="menlo" svg:font-family="menlo, monaco, 'Courier New', Courier, mono, serif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Devanagari2" style:font-family-complex="'Lohit Devanagar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20:48:31</meta:creation-date>
    <dc:date>2017-10-27T14:46:04.168897500</dc:date>
    <meta:editing-duration>PT3H18M45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1" meta:paragraph-count="357" meta:word-count="2561" meta:character-count="17261" meta:non-whitespace-character-count="12958"/>
  </office:meta>
</office:document-meta>
</file>